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dication: To my incredible girlfriend who helped me survive these past few months and made sure I stayed fed and hydrated on exam day. I couldn't have done it without her.</text:p>
      <text:p text:style-name="Standard"/>
      <text:p text:style-name="Standard">"Whew, is it over? No like really? What's left? Do I have to do anything? Just wait for the results?". I sat looking at my computer screen blankly for a solid 10 or so minutes. I had just submitted my exam report for the OSCP after being awake for approximately 28 hours. It's hard to describe the feeling of not knowing what to do with yourself when all you've been focused on for the last 90 days is now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8:58.389622688</meta:creation-date>
    <dc:date>2018-07-11T19:19:29.363298927</dc:date>
    <meta:editing-duration>PT31S</meta:editing-duration>
    <meta:editing-cycles>1</meta:editing-cycles>
    <meta:generator>LibreOffice/6.0.3.2$Linux_X86_64 LibreOffice_project/00m0$Build-2</meta:generator>
    <meta:document-statistic meta:table-count="0" meta:image-count="0" meta:object-count="0" meta:page-count="1" meta:paragraph-count="2" meta:word-count="111" meta:character-count="584" meta:non-whitespace-character-count="475"/>
  </office:meta>
</office:document-meta>
</file>